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 : Document de référence</text:p>
      <text:p text:style-name="Standard"/>
      <text:p text:style-name="Standard"/>
      <text:p text:style-name="Standard"/>
      <text:p text:style-name="Standard">Aircraft : A320<text:tab/>ceci est un avion avec des ailes</text:p>
      <text:p text:style-name="Standard">il a 2 ailes avant</text:p>
      <text:p text:style-name="Standard">et 2 ailes arrières</text:p>
      <text:p text:style-name="Standard"/>
      <text:p text:style-name="Standard">ces ailes sont faite en alliage de carbone et d’aluminium</text:p>
      <text:p text:style-name="Standard"/>
      <text:p text:style-name="Standard">Part Number : JJ888888</text:p>
      <text:p text:style-name="Standard"/>
      <text:p text:style-name="Standard">Equivalence KK8899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40" meta:character-count="213" meta:non-whitespace-character-count="180"/>
    <meta:generator>LibreOfficeDev/6.0.5.2$Linux_X86_64 LibreOffice_project/</meta:generator>
  </office:meta>
</office:document-meta>
</file>